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6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ide</text:p>
          </table:table-cell>
          <table:table-cell office:value-type="string">
            <text:p>Plate</text:p>
          </table:table-cell>
          <table:table-cell office:value-type="string">
            <text:p>Large</text:p>
          </table:table-cell>
          <table:table-cell office:value-type="string">
            <text:p>Small</text:p>
          </table:table-cell>
        </table:table-row>
        <table:table-row table:style-name="ro1">
          <table:table-cell table:style-name="ce1" office:value-type="string">
            <text:p>InteriorPlate</text:p>
          </table:table-cell>
          <table:table-cell table:style-name="ce1" office:value-type="float" office:value="5">
            <text:p>5</text:p>
          </table:table-cell>
          <table:table-cell office:value-type="float" office:value="15">
            <text:p>15</text:p>
          </table:table-cell>
          <table:table-cell table:formula="of:=CEILING(([.B$8]*[.B3])+([.C$8]*[.C3]);1)" office:value-type="float" office:value="6">
            <text:p>6</text:p>
          </table:table-cell>
          <table:table-cell table:formula="of:=CEILING([.D3]/5;1)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onstruction</text:p>
          </table:table-cell>
          <table:table-cell table:style-name="ce1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CEILING(([.B$8]*[.B4])+([.C$8]*[.C4]);1)" office:value-type="float" office:value="3">
            <text:p>3</text:p>
          </table:table-cell>
          <table:table-cell table:formula="of:=CEILING([.D4]/5;1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mallTube</text:p>
          </table:table-cell>
          <table:table-cell table:style-name="ce1" office:value-type="float" office:value="3">
            <text:p>3</text:p>
          </table:table-cell>
          <table:table-cell office:value-type="float" office:value="17">
            <text:p>17</text:p>
          </table:table-cell>
          <table:table-cell table:formula="of:=CEILING(([.B$8]*[.B5])+([.C$8]*[.C5]);1)" office:value-type="float" office:value="4">
            <text:p>4</text:p>
          </table:table-cell>
          <table:table-cell table:formula="of:=CEILING([.D5]/5;1)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InteriorPlate</text:p>
          </table:table-cell>
          <table:table-cell table:style-name="ce1"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CEILING(([.B$8]*[.B6])+([.C$8]*[.C6]);1)" office:value-type="float" office:value="2">
            <text:p>2</text:p>
          </table:table-cell>
          <table:table-cell table:formula="of:=CEILING([.D6]/5;1)" office:value-type="float" office:value="1">
            <text:p>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3/11/2016</text:date>, <text:time>23:0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Vale</meta:initial-creator>
    <meta:creation-date>2016-11-03T13:52:12.30</meta:creation-date>
    <dc:date>2016-11-03T23:02:07.69</dc:date>
    <dc:creator>Matthew Vale</dc:creator>
    <meta:editing-duration>PT23M23S</meta:editing-duration>
    <meta:editing-cycles>1</meta:editing-cycles>
    <meta:document-statistic meta:table-count="3" meta:cell-count="26" meta:object-count="0"/>
    <meta:generator>OpenOffice/4.1.3$Win32 OpenOffice.org_project/413m1$Build-9783</meta:generator>
  </office:meta>
</office:document-meta>
</file>